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50000032E39D5F5119EAA7FAB.png" manifest:media-type="image/png"/>
  <manifest:file-entry manifest:full-path="Pictures/100000000000078B000002AF22CC1AAA2AEF9E9F.png" manifest:media-type="image/png"/>
  <manifest:file-entry manifest:full-path="Pictures/1000000000000778000003AC3C6D002BE9F39740.png" manifest:media-type="image/png"/>
  <manifest:file-entry manifest:full-path="Pictures/100000000000077300000398EFF6863B9F63F9C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officeooo:rsid="001f8b1b" officeooo:paragraph-rsid="001f8b1b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size="16pt" fo:font-weight="bold" officeooo:rsid="001f8b1b" officeooo:paragraph-rsid="001f8b1b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4pt" fo:font-weight="normal" officeooo:rsid="001f8b1b" officeooo:paragraph-rsid="001f8b1b" style:font-size-asian="14pt" style:font-weight-asian="normal" style:font-size-complex="14pt" style:font-weight-complex="normal"/>
    </style:style>
    <style:style style:name="P4" style:family="paragraph" style:parent-style-name="Heading_20_1" style:list-style-name="">
      <style:paragraph-properties fo:text-align="center" style:justify-single-word="false"/>
      <style:text-properties fo:font-weight="normal" officeooo:rsid="001f8b1b" officeooo:paragraph-rsid="001f8b1b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4pt" fo:font-weight="normal" officeooo:rsid="001fc9dc" officeooo:paragraph-rsid="001fc9dc" style:font-size-asian="14pt" style:font-weight-asian="normal" style:font-size-complex="14pt" style:font-weight-complex="normal"/>
    </style:style>
    <style:style style:name="T1" style:family="text">
      <style:text-properties officeooo:rsid="001fc9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ctividad <text:span text:style-name="T1">Odoo</text:span></text:h>
      <text:p text:style-name="P1"/>
      <text:p text:style-name="P5">Icono : </text:p>
      <text:p text:style-name="P5"><draw:frame draw:style-name="fr2" draw:name="Imagen1" text:anchor-type="char" svg:x="0.953cm" svg:y="0.026cm" svg:width="11.82cm" svg:height="5.703cm" draw:z-index="0"><draw:image xlink:href="Pictures/100000000000077300000398EFF6863B9F63F9C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2" text:anchor-type="char" svg:x="1.383cm" svg:y="0.388cm" svg:width="11.652cm" svg:height="5.729cm" draw:z-index="1"><draw:image xlink:href="Pictures/1000000000000778000003AC3C6D002BE9F3974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3" text:anchor-type="char" svg:x="0.695cm" svg:y="0.356cm" svg:width="12.226cm" svg:height="8.045cm" draw:z-index="2"><draw:image xlink:href="Pictures/10000000000004D50000032E39D5F5119EAA7FA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4" text:anchor-type="char" svg:width="17cm" svg:height="6.045cm" draw:z-index="3"><draw:image xlink:href="Pictures/100000000000078B000002AF22CC1AAA2AEF9E9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0:31:47.067452850</meta:creation-date>
    <dc:date>2025-10-30T10:23:27.527441205</dc:date>
    <meta:editing-duration>PT47M42S</meta:editing-duration>
    <meta:editing-cycles>7</meta:editing-cycles>
    <meta:generator>LibreOffice/7.4.7.2$Linux_X86_64 LibreOffice_project/40$Build-2</meta:generator>
    <meta:document-statistic meta:table-count="0" meta:image-count="4" meta:object-count="0" meta:page-count="2" meta:paragraph-count="2" meta:word-count="4" meta:character-count="22" meta:non-whitespace-character-count="19"/>
  </office:meta>
</office:document-meta>
</file>